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ab6e" officeooo:paragraph-rsid="001aab6e"/>
    </style:style>
    <style:style style:name="P2" style:family="paragraph" style:parent-style-name="Standard">
      <style:text-properties officeooo:rsid="001b0378" officeooo:paragraph-rsid="001b0378"/>
    </style:style>
    <style:style style:name="P3" style:family="paragraph" style:parent-style-name="Standard">
      <style:text-properties officeooo:rsid="001b0378" officeooo:paragraph-rsid="001c76a2"/>
    </style:style>
    <style:style style:name="P4" style:family="paragraph" style:parent-style-name="Standard">
      <style:text-properties officeooo:rsid="001b5ec8" officeooo:paragraph-rsid="001b5ec8"/>
    </style:style>
    <style:style style:name="P5" style:family="paragraph" style:parent-style-name="Standard">
      <style:text-properties officeooo:rsid="001c76a2" officeooo:paragraph-rsid="001c76a2"/>
    </style:style>
    <style:style style:name="P6" style:family="paragraph" style:parent-style-name="Standard">
      <style:paragraph-properties style:writing-mode="lr-tb"/>
      <style:text-properties officeooo:rsid="001b0378" officeooo:paragraph-rsid="001b0378"/>
    </style:style>
    <style:style style:name="T1" style:family="text">
      <style:text-properties officeooo:rsid="001c76a2"/>
    </style:style>
    <style:style style:name="T2" style:family="text">
      <style:text-properties officeooo:rsid="001d9f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potesa 1</text:p>
      <text:p text:style-name="P1">berusaha mencari shortest path dengan menggunakan atas atau bawah dari garis yang berpotongan</text:p>
      <text:p text:style-name="P4">graham scan convex hull</text:p>
      <text:p text:style-name="P4"><text:tab/><text:span text:style-name="T1">mencari titik untuk membentuk convex <text:s/>hull dengan pengambilan sudut tertentu</text:span></text:p>
      <text:p text:style-name="P4">sweep line</text:p>
      <text:p text:style-name="P5"><text:tab/>mencari perpotongan garis <text:span text:style-name="T2">dengan iterasi posisi titik</text:span></text:p>
      <text:p text:style-name="P5"/>
      <text:p text:style-name="P1">tidak dapat dilakukan karena ada kemungkinan ada titik lain yang mungkin bisa menjadi jalur yang lebih pendek atau jika titik berada pada garis sehingga ada kemungkinan keluar garis juga ada kemungkinan jarak yang ditempuh lebih panjang dari seharusnya</text:p>
      <text:p text:style-name="P1"/>
      <text:p text:style-name="P1">hipotesa 2</text:p>
      <text:p text:style-name="P1">mencoba membuat bentuk solusi dengan algoritma concave hull</text:p>
      <text:p text:style-name="P6">alpha-concave hull</text:p>
      <text:p text:style-name="P3"><text:tab/><text:span text:style-name="T1">mencari convex hull dengan toleransi sudut 180 </text:span>+ alpha<text:span text:style-name="T1"> </text:span></text:p>
      <text:p text:style-name="P2">KNN-concave hull</text:p>
      <text:p text:style-name="P2"><text:tab/><text:span text:style-name="T1">mencari concave hull berdasarkan tetangga terdekat</text:span></text:p>
      <text:p text:style-name="P2"/>
      <text:p text:style-name="P2">tidak dapat mengubah polygon luar menjadi batasan</text:p>
      <text:p text:style-name="P1"/>
      <text:p text:style-name="P2">hipotesa 3</text:p>
      <text:p text:style-name="P2">menggunakan reduksi polygon terhadap titik </text:p>
      <text:p text:style-name="P4">melkman convex hull</text:p>
      <text:p text:style-name="P4"><text:tab/><text:span text:style-name="T1">mencari convex hull dengan orientasi titik terhadap convex sebelum</text:span></text:p>
      <text:p text:style-name="P4">trianggulation of polygon</text:p>
      <text:p text:style-name="P4"><text:tab/><text:span text:style-name="T1">membuat segitiga dari polygon</text:span></text:p>
      <text:p text:style-name="P4">point inside polygon</text:p>
      <text:p text:style-name="P4"><text:tab/><text:span text:style-name="T1">mengetahui titik didalam atau luar polygon dengan membuat garis lurus dari titik</text:span></text:p>
      <text:p text:style-name="P4"/>
      <text:p text:style-name="P2">melakukan pengubahan batasan luar dengan pengurangan polygon dan jika ada titik didalam segitiga yang akan dihilangkan maka titik tersebut akan menjadi pengganti dari titik yang dihilangkan</text:p>
      <text:p text:style-name="P2"/>
      <text:p text:style-name="P4">saran</text:p>
      <text:p text:style-name="P4">jangan takut salah membuat hipotesa</text:p>
      <text:p text:style-name="P4">banyak membaca referensi tidak salah <text:span text:style-name="T1">walaupun tidak digunakan</text:span></text:p>
      <text:p text:style-name="P4">mencoba melihat problem dari perspektif yang berbe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1:14:53.261000000</meta:creation-date>
    <dc:date>2019-10-31T12:11:24.995000000</dc:date>
    <meta:editing-duration>PT14M40S</meta:editing-duration>
    <meta:editing-cycles>1</meta:editing-cycles>
    <meta:document-statistic meta:table-count="0" meta:image-count="0" meta:object-count="0" meta:page-count="1" meta:paragraph-count="27" meta:word-count="200" meta:character-count="1415" meta:non-whitespace-character-count="1232"/>
    <meta:generator>LibreOffice/6.1.0.3$Windows_X86_64 LibreOffice_project/efb621ed25068d70781dc026f7e9c5187a4decd1</meta:generator>
  </office:meta>
</office:document-meta>
</file>